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paragraph-rsid="001d143a"/>
    </style:style>
    <style:style style:name="P2" style:family="paragraph" style:parent-style-name="Standard">
      <style:text-properties officeooo:rsid="001d143a" officeooo:paragraph-rsid="001d143a"/>
    </style:style>
    <style:style style:name="P3" style:family="paragraph" style:parent-style-name="Standard">
      <style:text-properties officeooo:rsid="001eb6db" officeooo:paragraph-rsid="001eb6db"/>
    </style:style>
    <style:style style:name="P4" style:family="paragraph" style:parent-style-name="Heading_20_2">
      <style:text-properties officeooo:paragraph-rsid="001d143a"/>
    </style:style>
    <style:style style:name="T1" style:family="text">
      <style:text-properties style:text-underline-style="solid" style:text-underline-width="auto" style:text-underline-color="font-color"/>
    </style:style>
    <style:style style:name="T2" style:family="text">
      <style:text-properties officeooo:rsid="001d143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Strong_20_Emphasis"/></text:h>
      <text:h text:style-name="P4" text:outline-level="2"><text:span text:style-name="Strong_20_Emphasis"><text:span text:style-name="T2">Element réponse qu1</text:span></text:span></text:h>
      <text:p text:style-name="P1"><text:span text:style-name="Strong_20_Emphasis">l’accès universel à l’eau et à son assainissement est le grand défi de l’Humanité. En effet, avec l’air, il n’existe pas d’élément naturel plus nécessaire à toute vie. La preuve : trois jours sans eau et nous sommes morts. Sans eau, il n’y a pas d’économie, pas de développement, pas de société, pas d’êtres humains, pas d’écosystème.</text:span></text:p>
      <text:p text:style-name="Text_20_body">C’est d’abord une question écologique. L’eau douce utilisable représente moins de 1 % du volume total d’eau terrestre. Or, celle-ci est menacée. Le réchauffement climatique risque d’accentuer les pénuries d’eau dans un avenir très proche. Le cycle de l’eau est déjà perturbé. Des phases de grande sécheresse puis d’intenses précipitations s’enchaînent et se superposent. Leurs conséquences sont dévastatrices.</text:p>
      <text:p text:style-name="P1"><text:span text:style-name="Strong_20_Emphasis"/></text:p>
      <text:h text:style-name="Heading_20_2" text:outline-level="2"><text:bookmark text:name="strong-moins-consommer-avec-l-arrosage-automatique-strong"/><text:span text:style-name="Strong_20_Emphasis">Moins consommer avec l’arrosage automatique</text:span></text:h>
      <text:p text:style-name="Text_20_body">Comparé à l’arrosage au tuyau, l’<text:span text:style-name="Strong_20_Emphasis">arrosage automatique</text:span> est bien plus économique en eau et permet ainsi une gestion raisonnée de l’eau. Optimal, l’arrosage automatique délivre seulement la <text:span text:style-name="Strong_20_Emphasis">quantité d’eau nécessaire</text:span> à vos plantations. Bon pour votre jardin et bon pour l’environnement, en utilisant l’eau intelligemment !</text:p>
      <text:p text:style-name="Text_20_body">Afin de contrôler vos cycles d’arrosage et l’ouverture des électrovannes, vous devez choisir un <text:span text:style-name="Strong_20_Emphasis">programmateur d’arrosage automatique</text:span>. Consultez notre article sur le <text:a xlink:type="simple" xlink:href="https://www.arrosage-distribution.fr/quel-programmateur-darrosage-choisir/" text:style-name="Internet_20_link" text:visited-style-name="Visited_20_Internet_20_Link"><text:span text:style-name="T1">choix du programmateur d’arrosage</text:span></text:a> pour connaître les 3 systèmes principaux.</text:p>
      <text:p text:style-name="Text_20_body">Certains <text:span text:style-name="Strong_20_Emphasis">programmateurs </text:span>intègrent des dispositifs supplémentaires pour économiser de l’eau : c’est le cas de la <text:span text:style-name="Strong_20_Emphasis">suspension pluie</text:span>, qui permet d’éviter de gaspiller de l’eau, en  coupant automatiquement l’arrosage s’il commence à pleuvoir. Une économie d’eau de l’ordre de 25% par rapport à l’arrosage traditionnel ! Tout aussi utile, l’<text:span text:style-name="Strong_20_Emphasis">ajustement saisonnier</text:span> permet de modifier les durées d’arrosage selon les saisons.</text:p>
      <text:p text:style-name="Standard"/>
      <text:p text:style-name="P2">Consommation moyenne : jardin 200m2 = 700m3 d’eau par an,</text:p>
      <text:p text:style-name="P2"/>
      <text:p text:style-name="P3">Comment fonctionne notre arrosage automatique, on peut l’activer depuis le télépho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1T14:34:20.604000000</meta:creation-date>
    <dc:date>2021-05-11T14:49:10.686000000</dc:date>
    <meta:editing-duration>PT14M49S</meta:editing-duration>
    <meta:editing-cycles>2</meta:editing-cycles>
    <meta:generator>LibreOffice/6.1.4.2$Windows_X86_64 LibreOffice_project/9d0f32d1f0b509096fd65e0d4bec26ddd1938fd3</meta:generator>
    <meta:document-statistic meta:table-count="0" meta:image-count="0" meta:object-count="0" meta:page-count="1" meta:paragraph-count="9" meta:word-count="282" meta:character-count="1921" meta:non-whitespace-character-count="1646"/>
  </office:meta>
</office:document-meta>
</file>